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5cm"/>
    </style:style>
    <style:style style:name="gr2" style:family="graphic" style:parent-style-name="standard">
      <style:graphic-properties draw:stroke="none" svg:stroke-color="#000000" draw:fill="none" draw:fill-color="#ffffff" fo:min-height="32.45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4.1cm" svg:height="2.9cm" svg:x="2.5cm" svg:y="1cm">
          <draw:text-box>
            <text:p>Super Computing</text:p>
          </draw:text-box>
        </draw:frame>
        <draw:frame draw:style-name="gr2" draw:text-style-name="P1" draw:layer="layout" svg:width="45.4cm" svg:height="32.7cm" svg:x="1.5cm" svg:y="5.2cm">
          <draw:text-box>
            <text:p>What is it?</text:p>
            <text:p/>
            <text:p>Joining lots of computers together to act like one big computer.</text:p>
            <text:p/>
            <text:p/>
            <text:p>What is it used for?</text:p>
            <text:p/>
            <text:p>Biology</text:p>
            <text:p>Geography</text:p>
            <text:p>Computer Science</text:p>
            <text:p>Maths</text:p>
            <text:p>Engineering</text:p>
            <text:p>Physics</text:p>
            <text:p>Medicine</text:p>
            <text:p/>
            <text:p>How does it work?</text:p>
            <text:p/>
            <text:p>The problem needs to be split between all the computers.</text:p>
            <text:p>The “master” computer will split up the data and send a small bit to each of the “worker” computers.</text:p>
            <text:p>The worker computers will do the maths </text:p>
            <text:p>They will send back their answers to the master computer who will join them all together</text:p>
            <text:p/>
            <text:p/>
            <text:p>Example problem:</text:p>
            <text:p>Calculating Pi</text:p>
            <text:p/>
            <text:p>Pi is a useful number for working out anything to do with a circle. Such what is the perimeter of a circle given its diameter (pi * d) or what is the area of a circle?</text:p>
            <text:p/>
            <text:p>We can </text:p>
            <text:p/>
            <text:p/>
            <text:p/>
            <text:p/>
            <text:p>Another Example</text:p>
            <text:p>Looking at satellite pictures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8:00:56.779289446</meta:creation-date>
    <dc:date>2019-03-04T18:27:48.925088379</dc:date>
    <meta:editing-duration>PT4M50S</meta:editing-duration>
    <meta:editing-cycles>1</meta:editing-cycles>
    <meta:document-statistic meta:object-count="2"/>
    <meta:generator>LibreOffice/5.1.6.2$Linux_X86_64 LibreOffice_project/10m0$Build-2</meta:generator>
  </office:meta>
</office:document-meta>
</file>